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529cm" fo:min-width="13.91cm"/>
    </style:style>
    <style:style style:name="gr3" style:family="graphic" style:parent-style-name="standard">
      <style:graphic-properties draw:stroke="none" svg:stroke-color="#000000" draw:fill="none" draw:fill-color="#ffffff" fo:min-height="1.687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804cm" fo:min-width="2.993cm"/>
    </style:style>
    <style:style style:name="gr6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8pt" style:font-size-complex="8pt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1pt" style:font-size-asian="8pt" style:font-size-complex="8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3.752cm" svg:x2="6.969cm" svg:y2="13.752cm">
          <text:p/>
        </draw:line>
        <draw:custom-shape draw:style-name="gr2" draw:text-style-name="P2" draw:layer="layout" svg:width="14.41cm" svg:height="2.779cm" svg:x="2.465cm" svg:y="1.34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02cm" svg:height="2.411cm" svg:x="2.43cm" svg:y="1.603cm">
          <draw:text-box>
            <text:p><text:span text:style-name="T1">a</text:span><text:span text:style-name="T1">:</text:span><text:span text:style-name="T1"> </text:span><text:span text:style-name="T1">.</text:span><text:span text:style-name="T1">.</text:span><text:span text:style-name="T1">.</text:span></text:p>
            <text:p><text:span text:style-name="T1">b</text:span><text:span text:style-name="T1">:</text:span><text:span text:style-name="T1"> </text:span><text:span text:style-name="T1">.</text:span><text:span text:style-name="T1">.</text:span><text:span text:style-name="T1">.</text:span></text:p>
            <text:p><text:span text:style-name="T1">m</text:span><text:span text:style-name="T1">a</text:span><text:span text:style-name="T1">k</text:span><text:span text:style-name="T1">e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o</text:span><text:span text:style-name="T1">r</text:span><text:span text:style-name="T1">:</text:span><text:span text:style-name="T1"> </text:span><text:span text:style-name="T1">.</text:span><text:span text:style-name="T1">.</text:span><text:span text:style-name="T1">.</text:span></text:p>
            <text:p><text:span text:style-name="T1">s</text:span><text:span text:style-name="T1">e</text:span><text:span text:style-name="T1">t</text:span><text:span text:style-name="T1">_</text:span><text:span text:style-name="T1">v</text:span><text:span text:style-name="T1">a</text:span><text:span text:style-name="T1">l</text:span><text:span text:style-name="T1">u</text:span><text:span text:style-name="T1">e</text:span><text:span text:style-name="T1">:</text:span><text:span text:style-name="T1"> </text:span><text:span text:style-name="T1">.</text:span><text:span text:style-name="T1">.</text:span><text:span text:style-name="T1">.</text:span><text:span text:style-name="T1"> </text:span></text:p>
            <text:p><text:span text:style-name="T1"/></text:p>
          </draw:text-box>
        </draw:frame>
        <draw:line draw:style-name="gr4" draw:text-style-name="P1" draw:layer="layout" svg:x1="5.645cm" svg:y1="5.645cm" svg:x2="5.645cm" svg:y2="4.154cm">
          <text:p/>
        </draw:line>
        <draw:custom-shape draw:style-name="gr5" draw:text-style-name="P2" draw:layer="layout" svg:width="3.493cm" svg:height="2.054cm" svg:x="3.857cm" svg:y="5.51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675cm" svg:x="3.857cm" svg:y="5.574cm">
          <draw:text-box>
            <text:p text:style-name="P4"><text:span text:style-name="T2">value: 10</text:span></text:p>
            <text:p text:style-name="P4"><text:span text:style-name="T2">informant: </text:span><text:span text:style-name="T2">false</text:span></text:p>
            <text:p text:style-name="P4"><text:span text:style-name="T2">constrain</text:span><text:span text:style-name="T2">s: null</text:span></text:p>
            <text:p text:style-name="P4"><text:span text:style-name="T2"/></text:p>
          </draw:text-box>
        </draw:frame>
        <draw:custom-shape draw:style-name="gr7" draw:text-style-name="P2" draw:layer="layout" svg:width="0.409cm" svg:height="0.409cm" svg:x="1.352cm" svg:y="6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.762cm" svg:y="6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48cm" svg:y1="6.892cm" svg:x2="1.548cm" svg:y2="7.925cm">
          <text:p/>
        </draw:line>
        <draw:line draw:style-name="gr4" draw:text-style-name="P1" draw:layer="layout" svg:x1="1.966cm" svg:y1="6.601cm" svg:x2="3.857cm" svg:y2="6.601cm">
          <text:p/>
        </draw:line>
        <draw:line draw:style-name="gr1" draw:text-style-name="P1" draw:layer="layout" svg:x1="1.966cm" svg:y1="6.918cm" svg:x2="1.966cm" svg:y2="6.601cm">
          <text:p/>
        </draw:line>
        <draw:line draw:style-name="gr8" draw:text-style-name="P1" draw:layer="layout" svg:x1="1.848cm" svg:y1="1.952cm" svg:x2="1.848cm" svg:y2="6.601cm">
          <text:p/>
        </draw:line>
        <draw:frame draw:style-name="gr9" draw:text-style-name="P6" draw:layer="layout" svg:width="2.44cm" svg:height="1.203cm" svg:x="1.117cm" svg:y="7.86cm">
          <draw:text-box>
            <text:p><text:span text:style-name="T3">Parameters: request</text:span></text:p>
            <text:p><text:span text:style-name="T3">Body: </text:span></text:p>
            <text:p><text:span text:style-name="T3">if (request) ...</text:span></text:p>
          </draw:text-box>
        </draw:frame>
        <draw:line draw:style-name="gr1" draw:text-style-name="P1" draw:layer="layout" svg:x1="2.587cm" svg:y1="1.952cm" svg:x2="1.835cm" svg:y2="1.952cm">
          <text:p/>
        </draw:line>
        <draw:frame draw:style-name="gr10" draw:text-style-name="P5" draw:layer="layout" svg:width="1.968cm" svg:height="0.963cm" svg:x="3.857cm" svg:y="4.81cm">
          <draw:text-box>
            <text:p text:style-name="P4"><text:span text:style-name="T2">E1</text:span></text:p>
            <text:p text:style-name="P4"><text:span text:style-name="T2"/></text:p>
          </draw:text-box>
        </draw:frame>
        <draw:line draw:style-name="gr4" draw:text-style-name="P1" draw:layer="layout" svg:x1="13.173cm" svg:y1="5.646cm" svg:x2="13.173cm" svg:y2="4.155cm">
          <text:p/>
        </draw:line>
        <draw:custom-shape draw:style-name="gr5" draw:text-style-name="P2" draw:layer="layout" svg:width="3.493cm" svg:height="2.054cm" svg:x="11.385cm" svg:y="5.51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675cm" svg:x="11.385cm" svg:y="5.575cm">
          <draw:text-box>
            <text:p text:style-name="P4"><text:span text:style-name="T2">value: false</text:span></text:p>
            <text:p text:style-name="P4"><text:span text:style-name="T2">informant: false</text:span></text:p>
            <text:p text:style-name="P4"><text:span text:style-name="T2">constrains: null</text:span></text:p>
            <text:p text:style-name="P4"><text:span text:style-name="T2"/></text:p>
          </draw:text-box>
        </draw:frame>
        <draw:frame draw:style-name="gr10" draw:text-style-name="P5" draw:layer="layout" svg:width="1.968cm" svg:height="0.963cm" svg:x="11.385cm" svg:y="4.811cm">
          <draw:text-box>
            <text:p text:style-name="P4"><text:span text:style-name="T2">E2</text:span></text:p>
            <text:p text:style-name="P4"><text:span text:style-name="T2"/></text:p>
          </draw:text-box>
        </draw:frame>
        <draw:custom-shape draw:style-name="gr7" draw:text-style-name="P2" draw:layer="layout" svg:width="0.409cm" svg:height="0.409cm" svg:x="15.37cm" svg:y="6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5.78cm" svg:y="6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66cm" svg:y1="6.849cm" svg:x2="15.566cm" svg:y2="7.882cm">
          <text:p/>
        </draw:line>
        <draw:frame draw:style-name="gr9" draw:text-style-name="P6" draw:layer="layout" svg:width="2.44cm" svg:height="1.203cm" svg:x="15.135cm" svg:y="7.817cm">
          <draw:text-box>
            <text:p><text:span text:style-name="T3">Parameters: request</text:span></text:p>
            <text:p><text:span text:style-name="T3">Body: </text:span></text:p>
            <text:p><text:span text:style-name="T3">if (request) ...</text:span></text:p>
          </draw:text-box>
        </draw:frame>
        <draw:line draw:style-name="gr11" draw:text-style-name="P1" draw:layer="layout" svg:x1="15.792cm" svg:y1="2.37cm" svg:x2="3.854cm" svg:y2="2.37cm">
          <text:p/>
        </draw:line>
        <draw:line draw:style-name="gr1" draw:text-style-name="P1" draw:layer="layout" svg:x1="15.783cm" svg:y1="6.436cm" svg:x2="15.783cm" svg:y2="2.372cm">
          <text:p/>
        </draw:line>
        <draw:line draw:style-name="gr8" draw:text-style-name="P1" draw:layer="layout" svg:x1="15.783cm" svg:y1="5.521cm" svg:x2="15.783cm" svg:y2="6.554cm">
          <text:p/>
        </draw:line>
        <draw:line draw:style-name="gr8" draw:text-style-name="P1" draw:layer="layout" svg:x1="15.982cm" svg:y1="5.965cm" svg:x2="14.949cm" svg:y2="5.965cm">
          <text:p/>
        </draw:line>
        <draw:line draw:style-name="gr1" draw:text-style-name="P1" draw:layer="layout" svg:x1="15.986cm" svg:y1="6.851cm" svg:x2="15.986cm" svg:y2="5.962cm">
          <text:p/>
        </draw:line>
        <draw:line draw:style-name="gr4" draw:text-style-name="P1" draw:layer="layout" svg:x1="9.473cm" svg:y1="5.647cm" svg:x2="9.473cm" svg:y2="4.156cm">
          <text:p/>
        </draw:line>
        <draw:custom-shape draw:style-name="gr5" draw:text-style-name="P2" draw:layer="layout" svg:width="3.493cm" svg:height="2.054cm" svg:x="7.685cm" svg:y="5.51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675cm" svg:x="7.685cm" svg:y="5.576cm">
          <draw:text-box>
            <text:p text:style-name="P4"><text:span text:style-name="T2">connector: …</text:span></text:p>
            <text:p text:style-name="P4"><text:span text:style-name="T2">new_value: …</text:span></text:p>
            <text:p text:style-name="P4"><text:span text:style-name="T2">informant: ...</text:span></text:p>
            <text:p text:style-name="P4"><text:span text:style-name="T2"/></text:p>
          </draw:text-box>
        </draw:frame>
        <draw:frame draw:style-name="gr10" draw:text-style-name="P5" draw:layer="layout" svg:width="1.968cm" svg:height="0.963cm" svg:x="7.685cm" svg:y="4.812cm">
          <draw:text-box>
            <text:p text:style-name="P4"><text:span text:style-name="T2">E3</text:span></text:p>
            <text:p text:style-name="P4"><text:span text:style-name="T2"/></text:p>
          </draw:text-box>
        </draw:frame>
        <draw:frame draw:style-name="gr12" draw:text-style-name="P8" draw:layer="layout" svg:width="3.493cm" svg:height="0.887cm" svg:x="8.086cm" svg:y="7.477cm">
          <draw:text-box>
            <text:p text:style-name="P7"><text:span text:style-name="T2">Call to set_value</text:span></text:p>
            <text:p text:style-name="P7"><text:span text:style-name="T2"/></text:p>
          </draw:text-box>
        </draw:frame>
        <draw:line draw:style-name="gr4" draw:text-style-name="P1" draw:layer="layout" svg:x1="9.538cm" svg:y1="9.476cm" svg:x2="9.538cm" svg:y2="7.985cm">
          <text:p/>
        </draw:line>
        <draw:custom-shape draw:style-name="gr5" draw:text-style-name="P2" draw:layer="layout" svg:width="3.493cm" svg:height="2.054cm" svg:x="7.75cm" svg:y="9.34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241cm" svg:x="7.75cm" svg:y="9.405cm">
          <draw:text-box>
            <text:p text:style-name="P4"><text:span text:style-name="T2">request: set_value</text:span></text:p>
          </draw:text-box>
        </draw:frame>
        <draw:frame draw:style-name="gr10" draw:text-style-name="P5" draw:layer="layout" svg:width="1.968cm" svg:height="0.963cm" svg:x="7.75cm" svg:y="8.641cm">
          <draw:text-box>
            <text:p text:style-name="P4"><text:span text:style-name="T2">E4</text:span></text:p>
            <text:p text:style-name="P4"><text:span text:style-name="T2"/></text:p>
          </draw:text-box>
        </draw:frame>
        <draw:frame draw:style-name="gr12" draw:text-style-name="P8" draw:layer="layout" svg:width="3.493cm" svg:height="0.887cm" svg:x="7.987cm" svg:y="11.378cm">
          <draw:text-box>
            <text:p text:style-name="P7"><text:span text:style-name="T2">Call to connector</text:span></text:p>
            <text:p text:style-name="P7"><text:span text:style-name="T2"/></text:p>
          </draw:text-box>
        </draw:frame>
        <draw:line draw:style-name="gr4" draw:text-style-name="P1" draw:layer="layout" svg:x1="5.537cm" svg:y1="9.476cm" svg:x2="5.537cm" svg:y2="7.667cm">
          <text:p/>
        </draw:line>
        <draw:custom-shape draw:style-name="gr5" draw:text-style-name="P2" draw:layer="layout" svg:width="3.493cm" svg:height="2.054cm" svg:x="3.749cm" svg:y="9.34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241cm" svg:x="3.749cm" svg:y="9.405cm">
          <draw:text-box>
            <text:p text:style-name="P4"><text:span text:style-name="T2">newval: 10</text:span></text:p>
            <text:p text:style-name="P4"><text:span text:style-name="T2">setter: user</text:span></text:p>
          </draw:text-box>
        </draw:frame>
        <draw:frame draw:style-name="gr10" draw:text-style-name="P5" draw:layer="layout" svg:width="1.968cm" svg:height="0.963cm" svg:x="3.749cm" svg:y="8.641cm">
          <draw:text-box>
            <text:p text:style-name="P4"><text:span text:style-name="T2">E5</text:span></text:p>
            <text:p text:style-name="P4"><text:span text:style-name="T2"/></text:p>
          </draw:text-box>
        </draw:frame>
        <draw:frame draw:style-name="gr12" draw:text-style-name="P8" draw:layer="layout" svg:width="3.493cm" svg:height="0.887cm" svg:x="3.886cm" svg:y="11.378cm">
          <draw:text-box>
            <text:p text:style-name="P7"><text:span text:style-name="T2">Call to set_my_value</text:span></text:p>
            <text:p text:style-name="P7"><text:span text:style-name="T2"/></text:p>
          </draw:text-box>
        </draw:frame>
        <draw:line draw:style-name="gr4" draw:text-style-name="P1" draw:layer="layout" svg:x1="7.528cm" svg:y1="13.751cm" svg:x2="7.528cm" svg:y2="4.124cm">
          <text:p/>
        </draw:line>
        <draw:custom-shape draw:style-name="gr5" draw:text-style-name="P2" draw:layer="layout" svg:width="3.493cm" svg:height="2.054cm" svg:x="3.64cm" svg:y="12.73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3cm" svg:height="1.319cm" svg:x="3.64cm" svg:y="12.797cm">
          <draw:text-box>
            <text:p text:style-name="P4"><text:span text:style-name="T2">exception: …</text:span></text:p>
            <text:p text:style-name="P4"><text:span text:style-name="T2">fun: …</text:span></text:p>
            <text:p text:style-name="P4"><text:span text:style-name="T2">list: ...</text:span></text:p>
          </draw:text-box>
        </draw:frame>
        <draw:frame draw:style-name="gr10" draw:text-style-name="P5" draw:layer="layout" svg:width="1.968cm" svg:height="0.963cm" svg:x="3.64cm" svg:y="12.033cm">
          <draw:text-box>
            <text:p text:style-name="P4"><text:span text:style-name="T2">E6</text:span></text:p>
            <text:p text:style-name="P4"><text:span text:style-name="T2"/></text:p>
          </draw:text-box>
        </draw:frame>
        <draw:frame draw:style-name="gr12" draw:text-style-name="P8" draw:layer="layout" svg:width="3.493cm" svg:height="0.887cm" svg:x="3.577cm" svg:y="14.77cm">
          <draw:text-box>
            <text:p text:style-name="P7"><text:span text:style-name="T2">Call to for_each_except</text:span></text:p>
            <text:p text:style-name="P7"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1:44:47.839449649</meta:creation-date>
    <dc:date>2024-01-05T09:08:22.776828080</dc:date>
    <meta:editing-duration>PT48M24S</meta:editing-duration>
    <meta:editing-cycles>2</meta:editing-cycles>
    <meta:generator>LibreOffice/7.4.7.2$Linux_X86_64 LibreOffice_project/40$Build-2</meta:generator>
    <meta:document-statistic meta:object-count="48"/>
  </office:meta>
</office:document-meta>
</file>